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 table:style-name="ce6" office:value-type="date" office:date-value="2025-07-18" calcext:value-type="date">
            <text:p>07/18/25</text:p>
          </table:table-cell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7-15" calcext:value-type="date">
            <text:p>07/15/25</text:p>
          </table:table-cell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/00/0000</text:date>, <text:time style:data-style-name="N2" text:time-value="04:43:31.7162793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18T04:43:46.415342449</dc:date>
    <meta:editing-duration>PT33M47S</meta:editing-duration>
    <meta:editing-cycles>15</meta:editing-cycles>
    <meta:generator>LibreOffice/24.2.7.2$Linux_X86_64 LibreOffice_project/420$Build-2</meta:generator>
    <meta:document-statistic meta:table-count="1" meta:cell-count="183" meta:object-count="0"/>
  </office:meta>
</office:document-meta>
</file>